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ubs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eySubst.setSrc( Fi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ubst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ubst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KeySubst.replace( String origString , Hashtable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KeySubst.setKeys( String key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Subst.setSep( String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